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Rubrik" style:master-page-name="MP0" style:family="paragraph">
      <style:paragraph-properties fo:break-before="page"/>
    </style:style>
    <style:style style:name="P2" style:parent-style-name="Textbody" style:family="paragraph">
      <style:paragraph-properties fo:margin-bottom="0in" fo:line-height="150%"/>
      <style:text-properties style:font-name-complex="Liberation Serif"/>
    </style:style>
    <style:style style:name="P3" style:parent-style-name="Textbody" style:family="paragraph">
      <style:paragraph-properties fo:margin-bottom="0in" fo:line-height="150%"/>
      <style:text-properties style:font-name-complex="Liberation Serif" fo:language="en" fo:country="US"/>
    </style:style>
    <style:style style:name="P4" style:parent-style-name="Textbody" style:family="paragraph">
      <style:paragraph-properties fo:margin-bottom="0in" fo:line-height="150%"/>
      <style:text-properties style:font-name-complex="Liberation Serif" fo:language="en" fo:country="US"/>
    </style:style>
    <style:style style:name="P5" style:parent-style-name="Textbody" style:family="paragraph">
      <style:paragraph-properties fo:margin-bottom="0in" fo:line-height="150%"/>
      <style:text-properties style:font-name-asian="Times New Roman" style:font-name-complex="Liberation Serif" style:letter-kerning="false" fo:language="en" fo:country="US" style:language-asian="sv" style:country-asian="SE" style:language-complex="ar" style:country-complex="SA"/>
    </style:style>
    <style:style style:name="P6" style:parent-style-name="Normal" style:family="paragraph">
      <style:paragraph-properties style:vertical-align="auto" fo:line-height="150%"/>
      <style:text-properties style:font-name-asian="Times New Roman" style:font-name-complex="Liberation Serif" style:letter-kerning="false" fo:language="en" fo:country="US" style:language-asian="sv" style:country-asian="SE" style:language-complex="ar" style:country-complex="SA" fo:hyphenate="true"/>
    </style:style>
    <style:style style:name="P7" style:parent-style-name="Normal" style:family="paragraph">
      <style:paragraph-properties style:vertical-align="auto" fo:line-height="150%"/>
      <style:text-properties style:font-name-asian="Times New Roman" style:font-name-complex="Liberation Serif" style:letter-kerning="false" fo:language="en" fo:country="US" style:language-asian="sv" style:country-asian="SE" style:language-complex="ar" style:country-complex="SA" fo:hyphenate="true"/>
    </style:style>
    <style:style style:name="P8" style:parent-style-name="Normal" style:family="paragraph">
      <style:paragraph-properties style:vertical-align="auto" fo:line-height="150%"/>
      <style:text-properties fo:hyphenate="true"/>
    </style:style>
    <style:style style:name="T9" style:parent-style-name="Standardstycketeckensnitt" style:family="text">
      <style:text-properties style:font-name-asian="Times New Roman" style:font-name-complex="Liberation Serif" style:letter-kerning="false" fo:language="en" fo:country="US" style:language-asian="sv" style:country-asian="SE" style:language-complex="ar" style:country-complex="SA"/>
    </style:style>
    <style:style style:name="T10" style:parent-style-name="Standardstycketeckensnitt" style:family="text">
      <style:text-properties style:font-name-asian="Times New Roman" style:font-name-complex="Liberation Serif" style:letter-kerning="false" fo:language="en" fo:country="US" style:language-asian="sv" style:country-asian="SE" style:language-complex="ar" style:country-complex="SA"/>
    </style:style>
    <style:style style:name="T11" style:parent-style-name="Standardstycketeckensnitt" style:family="text">
      <style:text-properties style:font-name-asian="Times New Roman" style:font-name-complex="Liberation Serif" style:letter-kerning="false" fo:language="en" fo:country="US" style:language-asian="sv" style:country-asian="SE" style:language-complex="ar" style:country-complex="SA"/>
    </style:style>
    <style:style style:name="T12" style:parent-style-name="Standardstycketeckensnitt" style:family="text">
      <style:text-properties style:font-name-asian="Microsoft YaHei" style:font-name-complex="Liberation Serif" style:letter-kerning="false" fo:language="en" fo:country="US" style:language-complex="ar" style:country-complex="SA"/>
    </style:style>
    <style:style style:name="T13" style:parent-style-name="Standardstycketeckensnitt" style:family="text">
      <style:text-properties style:font-name-asian="Times New Roman" style:font-name-complex="Liberation Serif" style:letter-kerning="false" fo:language="en" fo:country="US" style:language-asian="sv" style:country-asian="SE" style:language-complex="ar" style:country-complex="SA"/>
    </style:style>
    <style:style style:name="P14" style:parent-style-name="Normal" style:family="paragraph">
      <style:paragraph-properties style:vertical-align="auto" fo:line-height="150%"/>
      <style:text-properties style:font-name-asian="Times New Roman" style:font-name-complex="Liberation Serif" style:letter-kerning="false" fo:language="en" fo:country="US" style:language-asian="sv" style:country-asian="SE" style:language-complex="ar" style:country-complex="SA" fo:hyphenate="true"/>
    </style:style>
    <style:style style:name="P15" style:parent-style-name="Normal" style:family="paragraph">
      <style:paragraph-properties style:vertical-align="auto" fo:line-height="150%"/>
      <style:text-properties style:font-name-asian="Times New Roman" style:font-name-complex="Liberation Serif" style:letter-kerning="false" fo:language="en" fo:country="US" style:language-asian="sv" style:country-asian="SE" style:language-complex="ar" style:country-complex="SA" fo:hyphenate="true"/>
    </style:style>
    <style:style style:name="P16" style:parent-style-name="Textbody" style:family="paragraph">
      <style:paragraph-properties fo:margin-bottom="0in" fo:line-height="150%"/>
      <style:text-properties style:font-name-complex="Liberation Serif" fo:language="en" fo:country="US"/>
    </style:style>
    <style:style style:name="P17" style:parent-style-name="Textbody" style:family="paragraph">
      <style:text-properties fo:language="en" fo:country="US"/>
    </style:style>
    <style:style style:name="S1" style:family="section">
      <style:section-properties fo:margin-left="0in" fo:margin-right="0in" style:writing-mode="lr-tb"/>
    </style:style>
    <style:style style:name="T18" style:parent-style-name="Standardstycketeckensnitt" style:family="text">
      <style:text-properties fo:font-style="italic" style:font-style-asian="italic"/>
    </style:style>
    <style:style style:name="T19" style:parent-style-name="Standardstycketeckensnitt" style:family="text">
      <style:text-properties fo:font-style="italic" style:font-style-asian="italic"/>
    </style:style>
    <style:style style:name="T20" style:parent-style-name="Standardstycketeckensnitt" style:family="text">
      <style:text-properties fo:font-style="italic" style:font-style-asian="italic" style:font-style-complex="italic"/>
    </style:style>
    <style:style style:name="T21" style:parent-style-name="Standardstycketeckensnitt" style:family="text">
      <style:text-properties fo:font-style="italic" style:font-style-asian="italic" style:font-style-complex="italic"/>
    </style:style>
    <style:style style:name="T22" style:parent-style-name="Standardstycketeckensnitt" style:family="text">
      <style:text-properties fo:font-style="italic" style:font-style-asian="italic" style:font-style-complex="italic"/>
    </style:style>
    <style:style style:name="T23" style:parent-style-name="Standardstycketeckensnitt" style:family="text">
      <style:text-properties fo:font-style="italic" style:font-style-asian="italic" style:font-style-complex="italic"/>
    </style:style>
    <style:style style:name="T24" style:parent-style-name="Standardstycketeckensnitt" style:family="text">
      <style:text-properties fo:font-style="italic" style:font-style-asian="italic" style:font-style-complex="italic"/>
    </style:style>
    <style:style style:name="T25" style:parent-style-name="Standardstycketeckensnitt" style:family="text">
      <style:text-properties fo:font-style="italic" style:font-style-asian="italic" style:font-style-complex="italic"/>
    </style:style>
    <style:style style:name="T26" style:parent-style-name="Standardstycketeckensnitt" style:family="text">
      <style:text-properties fo:font-style="italic" style:font-style-asian="italic"/>
    </style:style>
    <style:style style:name="T27" style:parent-style-name="Standardstycketeckensnitt" style:family="text">
      <style:text-properties fo:font-style="italic" style:font-style-asian="italic"/>
    </style:style>
    <style:style style:name="T28" style:parent-style-name="Standardstycketeckensnitt" style:family="text">
      <style:text-properties fo:font-style="italic" style:font-style-asian="italic"/>
    </style:style>
    <style:style style:name="T29" style:parent-style-name="Standardstycketeckensnitt" style:family="text">
      <style:text-properties fo:font-style="italic" style:font-style-asian="italic" style:font-style-complex="italic"/>
    </style:style>
    <style:style style:name="T30" style:parent-style-name="Standardstycketeckensnitt" style:family="text">
      <style:text-properties fo:font-style="italic" style:font-style-asian="italic" style:font-style-complex="italic"/>
    </style:style>
    <style:style style:name="T31" style:parent-style-name="Standardstycketeckensnitt" style:family="text">
      <style:text-properties fo:font-style="italic" style:font-style-asian="italic" style:font-style-complex="italic"/>
    </style:style>
    <style:style style:name="T32" style:parent-style-name="Standardstycketeckensnitt" style:family="text">
      <style:text-properties fo:font-style="italic" style:font-style-asian="italic" style:font-style-complex="italic"/>
    </style:style>
    <style:style style:name="T33" style:parent-style-name="Standardstycketeckensnitt" style:family="text">
      <style:text-properties fo:font-style="italic" style:font-style-asian="italic" style:font-style-complex="italic"/>
    </style:style>
    <style:style style:name="T34" style:parent-style-name="Standardstycketeckensnitt" style:family="text">
      <style:text-properties fo:font-style="italic" style:font-style-asian="italic"/>
    </style:style>
    <style:style style:name="T35" style:parent-style-name="Standardstycketeckensnitt" style:family="text">
      <style:text-properties fo:font-style="italic" style:font-style-asian="italic"/>
    </style:style>
    <style:style style:name="T36" style:parent-style-name="Standardstycketeckensnitt" style:family="text">
      <style:text-properties fo:font-style="italic" style:font-style-asian="italic"/>
    </style:style>
    <style:style style:name="T37" style:parent-style-name="Standardstycketeckensnitt" style:family="text">
      <style:text-properties fo:font-style="italic" style:font-style-asian="italic"/>
    </style:style>
    <style:style style:name="T38" style:parent-style-name="Standardstycketeckensnitt" style:family="text">
      <style:text-properties fo:font-style="italic" style:font-style-asian="italic"/>
    </style:style>
    <style:style style:name="S2" style:family="section">
      <style:section-properties fo:margin-left="0in" fo:margin-right="0in" style:writing-mode="lr-tb"/>
    </style:style>
  </office:automatic-styles>
  <office:body>
    <office:text text:use-soft-page-breaks="true">
      <text:p text:style-name="P1">Data bibliographical references</text:p>
      <text:p text:style-name="Textbody"/>
      <text:h text:style-name="Rubrik1" text:outline-level="1">Primary source</text:h>
      <text:p text:style-name="P2">AM Bordeaux : Archives Municipales de Bordeaux</text:p>
      <text:p text:style-name="P3">Chetham’s Library<text:s/>(MARC: UkMaCL),<text:s/>Manchester. Nicholas Torre Accounts.<text:s/>Ledger D.2.21.</text:p>
      <text:p text:style-name="P4">Bristol Archives, Bristol.<text:s/>James Day account books, BRO 40044.</text:p>
      <text:p text:style-name="P5">Liverpool Record Office, Liverpool<text:s/>(MARC: UkLi).<text:s/>Tomlinson-Knight papers, 380 MD 127</text:p>
      <text:p text:style-name="P6">Liverpool Record Office,<text:s/>Liverpool<text:s text:c="2"/>(MARC: UkLi).<text:s/>Thomas Leyland records, 387 MD 40</text:p>
      <text:p text:style-name="P7">Liverpool Record Office,<text:s/>Liverpool<text:s text:c="2"/>(MARC: UkLi).<text:s/>David Tuohy records, 380 TUO 4/2</text:p>
      <text:p text:style-name="P8"><text:span text:style-name="T9">Liverpool Record Office,<text:s/></text:span><text:span text:style-name="T10">Liverpool</text:span><text:span text:style-name="T11"><text:s text:c="2"/>(MARC: UkLi).</text:span><text:span text:style-name="T12"><text:s/></text:span><text:span text:style-name="T13">Robert Bostock papers, 387 MD 54</text:span></text:p>
      <text:p text:style-name="P14">British National Archives<text:s/>(MARC: UK-KeNA), London,<text:s/>Lumley papers, C114/54, vol 2.</text:p>
      <text:p text:style-name="P15">Private collection, UK. Christopher<text:s/>Hasell papers.</text:p>
      <text:p text:style-name="P16"/>
      <text:h text:style-name="Rubrik1" text:outline-level="1">Secondary Sources</text:h>
      <text:p text:style-name="P17"/>
      <text:p text:style-name="Textbody"><text:bookmark-start text:name="ZOTERO_ITEM_CSL_CITATION_{&quot;citationID&quot;:&quot;"/>(Rinchon, 1956, 1964; Meyer, 1969; Clark, 1981; Saugera, 1987, 1989; Deveau, 1990; Roman, 2001; McWatters, 2008;<text:s/>Marzagalli, 2017)<text:bookmark-end text:name="ZOTERO_ITEM_CSL_CITATION_{&quot;citationID&quot;:&quot;"/></text:p>
      <text:p text:style-name="Textbody"/>
      <text:section text:name="Sect1" text:style-name="S1">
        <text:p text:style-name="Bibliography1">Clark, J.G. (1981)<text:s/><text:span text:style-name="T18">La Rochelle and the Atlantic Economy During the 18th century</text:span>. Baltimore: John Hopkins University Press.</text:p>
        <text:p text:style-name="Bibliography1">Deveau, J.-M. (1990)<text:s/><text:span text:style-name="T19">La traite rochelaise</text:span>. Karthala Editions.</text:p>
        <text:p text:style-name="Bibliography1">Dumbell, S. (1931) «The Profits of the Guinea Trade»<text:s/><text:span text:style-name="T20">Economic History</text:span><text:s/>2(6): 254-257.</text:p>
        <text:p text:style-name="Bibliography1">Hyde, F.E., Parkinson, B.B., Marriner, S. (1953) «The nature and profitability of the Liverpool slave trade»,<text:s/><text:span text:style-name="T21">Economic History Review</text:span><text:s/>5(3): 368-377.</text:p>
        <text:p text:style-name="Bibliography1">Inikori, J. (1981) «Market structure and the profits of the British African trade in the late eighteenth century»<text:s/><text:span text:style-name="T22">Journal of Economic History<text:s/></text:span>41(4):<text:span text:style-name="T23"><text:s/></text:span>745-776.</text:p>
        <text:p text:style-name="Bibliography1">Lauring, K. (2010) «Dansk slavehandel – en underskudsforretning?»<text:s/><text:span text:style-name="T24">M/S Museet for Søfarts årbog</text:span><text:s/>69: 101-138.</text:p>
        <text:p text:style-name="Bibliography1">Lauring, K. (2011) «Fra underskud til forbud–den danske slavehandel 1781-1807»<text:s/><text:span text:style-name="T25">M/S Museet for Søfarts årbog</text:span><text:s/>70: 61-113.</text:p>
        <text:soft-page-break/>
        <text:p text:style-name="Bibliography1">Marzagalli, S. (2017) “Le prix d’un homme. Les expéditions de François Castaing, armateur négrier bordelais,” in Blancheton, B., Mougel, F.-C., and Talliano des Garets, F.,<text:s/><text:span text:style-name="T26">Pour une histoire globale des réseaux de pouvoir. Mélanges en l’honneur d’Hubert Bonin</text:span>. Peter Lang. Bruxelles, pp. 259–267.</text:p>
        <text:p text:style-name="Bibliography1">McWatters, C.S. (2008) “Investment returns and la traite négrière: Evidence from eighteenth-century France,”<text:s/><text:span text:style-name="T27">Accounting, Business &amp; Financial History</text:span>, 18(2), pp. 161–185.</text:p>
        <text:p text:style-name="Bibliography1">Meyer, J. (1969)<text:s/><text:span text:style-name="T28">L’armement nantais dans la deuxième moitié du XVIIIe siècle</text:span>. Paris: SEVPEN.</text:p>
        <text:p text:style-name="Bibliography1">Mitchell, M.D. (2020)<text:s/><text:span text:style-name="T29">The Prince of Slavers: Humphry Morice and the Transformation of Britain's Transatlantic Slave Trade, 1698–1732</text:span>. Cham, Springer.</text:p>
        <text:p text:style-name="Bibliography1">Radburn, N. (2009)<text:s/><text:span text:style-name="T30">William Davenport, the Slave Trade, and Merchant Enterprise in Eighteenth-Century Liverpool</text:span>.<text:s/>Wellington,<text:s/>University of Wellington.</text:p>
        <text:p text:style-name="Bibliography1">Richardson, D. (1991)<text:s/><text:span text:style-name="T31">Bristol, Africa and the Eighteenth-Century Slave Trade to America. Volume 3: The Years of Decline 1746-1769</text:span><text:span text:style-name="T32">.</text:span><text:s/>Bristol, Bristol Record Society.</text:p>
        <text:p text:style-name="Bibliography1">Richardson, D. (1996)<text:s/><text:span text:style-name="T33">Bristol, Africa and the Eighteenth-Century Slave Trade to America. Volume 4: The Final Years, 1770-1807</text:span>.<text:s/>Bristol, Bristol Record Society.</text:p>
        <text:p text:style-name="Bibliography1">Rinchon, D. (1956)<text:s/><text:span text:style-name="T34">Les Armements négriers au XVIIIe siècle <text:s/>d’après la correspondance et la comptabilité des armateurs et des capitaines nantais</text:span>. Bruxelles, Avenue Marnix. 25.</text:p>
        <text:p text:style-name="Bibliography1">Rinchon, D. (1964)<text:s/><text:span text:style-name="T35">Pierre-Ignace-Liévin Van Alstein, capitaine négrier, Gand 1733-Nantes 1793</text:span>. Dakar: IFAN (Mémoires de l’Institut Français d’Afrique Noire, 71).</text:p>
        <text:p text:style-name="Bibliography1">Roman, A. (2001)<text:s/><text:span text:style-name="T36">Saint-Malo au temps des négriers</text:span>. Paris: Éd. Karthala (Hommes et sociétés).</text:p>
        <text:p text:style-name="Bibliography1">Sanjuan-Marroquin, J.M.,<text:s/>Rodrigo-Alharilla, M. (2023) «‘No commercial activity leaves greater benefit’: The profitability of the Cuban-based slave trade during the first half of the nineteenth century» Economic History Review<text:s/></text:p>
        <text:p text:style-name="Bibliography1">Saugera, É. (1987) “Une expédition négrière nantaise sous le<text:s/>Consulat : La Bonne Mère, Armement Trottier, 1802-1803,” in Centre de recherches en histoire internationale et atlantique (Nantes),<text:s/><text:span text:style-name="T37">Nantes-Afrique-Amérique, <text:s/>3</text:span>. Nantes: Centre de recherches sur l’histoire du monde atlantique (Enquêtes et documents, 13), pp. 35–66.</text:p>
        <text:p text:style-name="Bibliography1">Saugera, É. (1989) “Une expédition négrière nantaise sous la Restauration : Les comptes du ‘Cultivateur’ (1814-1819),” in Centre de recherches en histoire internationale et atlantique (Nantes),<text:s/><text:span text:style-name="T38">Nantes-Afrique-Amérique, <text:s/>4</text:span>. Nantes: Centre de recherches sur l’histoire du monde atlantique (Enquêtes et documents, 16), pp. 7–55.</text:p>
      </text:section>
      <text:section text:name="Sect2" text:style-name="S2">
        <text:p text:style-name="Textbody"/>
        <text:p text:style-name="Textbody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Songti SC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Rubrik1" style:display-name="Rubrik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Beskrivning" style:display-name="Beskrivni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ubrik" style:display-name="Rubrik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Bibliography1" style:display-name="Bibliography 1" style:family="paragraph" style:parent-style-name="Index">
      <style:paragraph-properties fo:margin-bottom="0.1666in" style:line-height-at-least="0.1666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Klas Rönnbäck</dc:creator>
    <meta:creation-date>2025-09-19T15:49:00Z</meta:creation-date>
    <dc:date>2025-09-25T12:05:00Z</dc:date>
    <meta:template xlink:href="Normal.dotm" xlink:type="simple"/>
    <meta:editing-cycles>8</meta:editing-cycles>
    <meta:editing-duration>PT4020S</meta:editing-duration>
    <meta:user-defined meta:name="ZOTERO_PREF_1">&lt;data data-version="3" zotero-version="7.0.26"&gt;&lt;session id="uCjV9fWO"/&gt;&lt;style id="http://www.zotero.org/styles/harvard-cite-them-right" locale="en-US" hasBibliography="1" bibliographyStyleHasBeenSet="1"/&gt;&lt;prefs&gt;&lt;pref name="fieldType" value="ReferenceMark"</meta:user-defined>
    <meta:user-defined meta:name="ZOTERO_PREF_2">/&gt;&lt;/prefs&gt;&lt;/data&gt;</meta:user-defined>
    <meta:document-statistic meta:page-count="2" meta:paragraph-count="8" meta:word-count="661" meta:character-count="4159" meta:row-count="29" meta:non-whitespace-character-count="3506"/>
  </office:meta>
</office:document-meta>
</file>